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Grande" svg:font-family="LucidaGrande"/>
    <style:font-face style:name="American Typewriter" svg:font-family="'American Typewrit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fo:margin-top="0in" fo:margin-bottom="0.1807in" style:text-autospace="none"/>
    </style:style>
    <style:style style:name="P2" style:family="paragraph" style:parent-style-name="Standard" style:list-style-name="">
      <style:paragraph-properties fo:margin-top="0in" fo:margin-bottom="0.1807in" style:text-autospace="none"/>
      <style:text-properties style:use-window-font-color="true" style:font-name="LucidaGrande" fo:font-size="13pt" fo:font-weight="normal" style:font-name-asian="LucidaGrande" style:font-size-asian="13pt" style:font-weight-asian="normal" style:font-name-complex="LucidaGrande" style:font-size-complex="13pt" style:font-weight-complex="normal"/>
    </style:style>
    <style:style style:name="P3" style:family="paragraph" style:parent-style-name="Standard" style:list-style-name="">
      <style:paragraph-properties fo:margin-top="0in" fo:margin-bottom="0.1807in" style:text-autospace="none"/>
      <style:text-properties style:font-name="American Typewriter"/>
    </style:style>
    <style:style style:name="P4" style:family="paragraph" style:parent-style-name="Standard" style:list-style-name="">
      <style:paragraph-properties fo:margin-top="0in" fo:margin-bottom="0.1807in" style:text-autospace="none"/>
      <style:text-properties style:font-name="American Typewriter" fo:font-size="12pt" style:font-size-asian="12pt" style:font-size-complex="12pt"/>
    </style:style>
    <style:style style:name="P5" style:family="paragraph" style:parent-style-name="Standard">
      <style:paragraph-properties fo:margin-left="0.5in" fo:margin-right="0in" fo:text-indent="-0.5in" style:auto-text-indent="false" style:text-autospace="none">
        <style:tab-stops>
          <style:tab-stop style:position="-0.3472in"/>
          <style:tab-stop style:position="0in"/>
        </style:tab-stops>
      </style:paragraph-properties>
      <style:text-properties style:use-window-font-color="true" style:font-name="LucidaGrande" fo:font-size="13pt" fo:font-weight="normal" style:font-name-asian="LucidaGrande" style:font-size-asian="13pt" style:font-weight-asian="normal" style:font-name-complex="LucidaGrande" style:font-size-complex="13pt" style:font-weight-complex="normal"/>
    </style:style>
    <style:style style:name="P6" style:family="paragraph" style:parent-style-name="Standard">
      <style:paragraph-properties fo:margin-left="0.5in" fo:margin-right="0in" fo:text-indent="-0.5in" style:auto-text-indent="false" style:text-autospace="none">
        <style:tab-stops>
          <style:tab-stop style:position="-0.3472in"/>
          <style:tab-stop style:position="0in"/>
        </style:tab-stops>
      </style:paragraph-properties>
      <style:text-properties style:use-window-font-color="true" style:font-name="LucidaGrande" fo:font-size="13pt" fo:font-weight="normal" style:font-name-asian="LucidaGrande" style:font-size-asian="13pt" style:font-weight-asian="normal" style:font-name-complex="LucidaGrande" style:font-size-complex="13pt" style:font-weight-complex="normal"/>
    </style:style>
    <style:style style:name="P7" style:family="paragraph" style:parent-style-name="Standard">
      <style:paragraph-properties fo:margin-left="0.5in" fo:margin-right="0in" fo:text-indent="-0.5in" style:auto-text-indent="false" style:text-autospace="none">
        <style:tab-stops>
          <style:tab-stop style:position="-0.3472in"/>
          <style:tab-stop style:position="0in"/>
        </style:tab-stops>
      </style:paragraph-properties>
      <style:text-properties style:use-window-font-color="true" style:font-name="American Typewriter" fo:font-size="12pt" fo:font-weight="normal" style:font-name-asian="LucidaGrande" style:font-size-asian="12pt" style:font-weight-asian="normal" style:font-name-complex="LucidaGrande" style:font-size-complex="12pt" style:font-weight-complex="normal"/>
    </style:style>
    <style:style style:name="P8" style:family="paragraph" style:parent-style-name="Standard">
      <style:paragraph-properties fo:margin-left="0in" fo:margin-right="0in" fo:text-indent="0in" style:auto-text-indent="false" style:text-autospace="none">
        <style:tab-stops>
          <style:tab-stop style:position="-0.3472in"/>
          <style:tab-stop style:position="0in"/>
        </style:tab-stops>
      </style:paragraph-properties>
      <style:text-properties style:use-window-font-color="true" style:font-name="American Typewriter" fo:font-size="12pt" fo:font-weight="normal" style:font-name-asian="LucidaGrande" style:font-size-asian="12pt" style:font-weight-asian="normal" style:font-name-complex="LucidaGrande" style:font-size-complex="12pt" style:font-weight-complex="normal"/>
    </style:style>
    <style:style style:name="T1" style:family="text">
      <style:text-properties style:use-window-font-color="true" style:font-name="LucidaGrande" fo:font-size="13pt" fo:font-weight="bold" style:font-name-asian="LucidaGrande" style:font-size-asian="13pt" style:font-weight-asian="bold" style:font-name-complex="LucidaGrande" style:font-size-complex="13pt" style:font-weight-complex="bold"/>
    </style:style>
    <style:style style:name="T2" style:family="text">
      <style:text-properties style:use-window-font-color="true" style:font-name="LucidaGrande" fo:font-size="13pt" fo:font-weight="normal" style:font-name-asian="LucidaGrande" style:font-size-asian="13pt" style:font-weight-asian="normal" style:font-name-complex="LucidaGrande" style:font-size-complex="13pt" style:font-weight-complex="normal"/>
    </style:style>
    <style:style style:name="T3" style:family="text">
      <style:text-properties style:use-window-font-color="true" fo:font-size="13pt" fo:font-weight="normal" style:font-name-asian="LucidaGrande" style:font-size-asian="13pt" style:font-weight-asian="normal" style:font-name-complex="LucidaGrande" style:font-size-complex="13pt" style:font-weight-complex="normal"/>
    </style:style>
    <style:style style:name="T4" style:family="text">
      <style:text-properties style:use-window-font-color="true" fo:font-weight="normal" style:font-name-asian="LucidaGrande" style:font-weight-asian="normal" style:font-name-complex="LucidaGrande" style:font-weight-complex="normal"/>
    </style:style>
    <style:style style:name="T5" style:family="text">
      <style:text-properties style:font-name="American Typewriter"/>
    </style:style>
    <style:style style:name="T6" style:family="text">
      <style:text-properties style:font-name="American Typewriter"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SC130 Scientific Programming </text:span></text:p>
      <text:p text:style-name="P1"><text:span text:style-name="T1">HW#7 Algorithm/Pseudo-code</text:span></text:p>
      <text:p text:style-name="P1"><text:span text:style-name="T1">Problem 1:</text:span><text:span text:style-name="T2"> Define a class called Counter. An object of this class is used to count things so it records a count that is a non-negative whole number. Include methods to set the counter to 0, to increase the counter by 1, and to decrease the counter by 1. Be sure that no method allows the value of the counter to become negative. Also include an accessor method that returns the current count value, as well as a method that displays the count on the screen. Do not define an input method. The only method that can set the counter is the one that sets it to zero. Write a program to test your class definition. (Hint: you need only one instance variable).</text:span></text:p>
      <text:p text:style-name="P3"><text:span text:style-name="T3">ANS)</text:span></text:p>
      <text:p text:style-name="P3"><text:span text:style-name="T3">Declare Class Counter {</text:span></text:p>
      <text:p text:style-name="P3"><text:span text:style-name="T3"/></text:p>
      <text:p text:style-name="P3"><text:span text:style-name="T3"><text:tab/>Declare private Integer counter</text:span></text:p>
      <text:p text:style-name="P3"><text:span text:style-name="T3"/></text:p>
      <text:p text:style-name="P3"><text:span text:style-name="T3"><text:tab/>Declare public Integer setZero() {</text:span></text:p>
      <text:p text:style-name="P3"><text:span text:style-name="T3"><text:tab/><text:tab/>Set counter = 0</text:span></text:p>
      <text:p text:style-name="P3"><text:span text:style-name="T3"><text:tab/>}</text:span></text:p>
      <text:p text:style-name="P3"><text:span text:style-name="T3"><text:tab/>Declare public void increaseCounter() {</text:span></text:p>
      <text:p text:style-name="P3"><text:span text:style-name="T3"><text:tab/><text:tab/>Set counter = counter + 1</text:span></text:p>
      <text:p text:style-name="P3"><text:span text:style-name="T3"><text:tab/>}</text:span></text:p>
      <text:p text:style-name="P3"><text:span text:style-name="T3"><text:tab/>Declare public void decreaseCounter() {</text:span></text:p>
      <text:p text:style-name="P3"><text:span text:style-name="T3"><text:tab/><text:tab/>If (counter &gt; 0) Then</text:span></text:p>
      <text:p text:style-name="P3"><text:span text:style-name="T3"><text:tab/><text:tab/><text:tab/>Set counter = counter – 1</text:span></text:p>
      <text:p text:style-name="P3"><text:span text:style-name="T3"><text:tab/><text:tab/>Else Then</text:span></text:p>
      <text:p text:style-name="P3"><text:span text:style-name="T3"><text:tab/><text:tab/><text:tab/>Display “Counter cannot be negative”</text:span></text:p>
      <text:p text:style-name="P3"><text:span text:style-name="T3"><text:tab/>}</text:span></text:p>
      <text:p text:style-name="P3"><text:soft-page-break/><text:span text:style-name="T3"><text:tab/>Declare public Integer getCounter() {</text:span></text:p>
      <text:p text:style-name="P3"><text:span text:style-name="T3"><text:tab/><text:tab/>Return counter</text:span></text:p>
      <text:p text:style-name="P3"><text:span text:style-name="T3"><text:tab/>}</text:span></text:p>
      <text:p text:style-name="P3"><text:span text:style-name="T3"><text:tab/>Declare public void displayCounter() {</text:span></text:p>
      <text:p text:style-name="P3"><text:span text:style-name="T3"><text:tab/><text:tab/>Display counter</text:span></text:p>
      <text:p text:style-name="P3"><text:span text:style-name="T3"><text:tab/>}</text:span></text:p>
      <text:p text:style-name="P3"><text:span text:style-name="T3">}</text:span></text:p>
      <text:p text:style-name="P1"><text:span text:style-name="T2"/></text:p>
      <text:p text:style-name="P3"><text:span text:style-name="T3">Declare public class CounterDemo {</text:span></text:p>
      <text:p text:style-name="P3"><text:span text:style-name="T3"><text:tab/>Call Counter</text:span></text:p>
      <text:p text:style-name="P3"><text:span text:style-name="T3"><text:tab/>Create demoFirstTry of Counter </text:span></text:p>
      <text:p text:style-name="P3"><text:span text:style-name="T3"><text:tab/>Call demoFirstTry.setZero() <text:s/>// Set counter to zero to start</text:span></text:p>
      <text:p text:style-name="P3"><text:span text:style-name="T3"><text:tab/>Call demoFirstTry.displayCounter() // Display the current counter </text:span></text:p>
      <text:p text:style-name="P3"><text:span text:style-name="T3"><text:tab/>Call demoFirstTry.increaseCounter() // Increase counter by 1</text:span></text:p>
      <text:p text:style-name="P3"><text:span text:style-name="T3"><text:tab/>Call Display (demoFirstTry.getCounter)</text:span></text:p>
      <text:p text:style-name="P3"><text:span text:style-name="T3">}</text:span></text:p>
      <text:p text:style-name="P1"><text:span text:style-name="T1">Problem 2:</text:span><text:span text:style-name="T2"> Consider a class that could be used to play a game of hangman. The class has the following attributes:</text:span></text:p>
      <text:p text:style-name="P5">The secret word</text:p>
      <text:p text:style-name="P5">The disguised word, in which each unknown letter in the secret word is replaced with a question mark (?). For example, if the secret word is abracadabra, and the letters a , and b have been guessed, the disguised word would be ab?a?a?ab?a</text:p>
      <text:p text:style-name="P5">The number of guesses made</text:p>
      <text:p text:style-name="P5">The number of incorrect guesses</text:p>
      <text:p text:style-name="P5"/>
      <text:p text:style-name="P2">It will have the following methods:</text:p>
      <text:p text:style-name="P5">MakeGuess(c) guesses that character c is in the word</text:p>
      <text:p text:style-name="P5">getDisguisedWord returns a string containing correctly guessed letters in their <text:soft-page-break/>correct positions and unknown letters replaced with ?</text:p>
      <text:p text:style-name="P5">getSecretWord returns the secret word</text:p>
      <text:p text:style-name="P5">getGuessCount returns the number of guesses made</text:p>
      <text:p text:style-name="P5">isFound returns true if the hidden word has been discovered.</text:p>
      <text:p text:style-name="P2">Perform the following actions:</text:p>
      <text:p text:style-name="P5">Write a method heading for each method.</text:p>
      <text:p text:style-name="P5">Write preconditions and postconditions for each method.</text:p>
      <text:p text:style-name="P5">Write some Java statements that test the class.</text:p>
      <text:p text:style-name="P5">Implement the class.</text:p>
      <text:p text:style-name="P5">List any additional methods and attributes needed in the implementation that were not listed in the original design. List any other changes made to the original design.</text:p>
      <text:p text:style-name="P5">Write a program that implements the game of handgman, using the class you wrote for part d.</text:p>
      <text:p text:style-name="P5"/>
      <text:p text:style-name="P7">ANS)</text:p>
      <text:p text:style-name="P7"/>
      <text:p text:style-name="P7">Declare class Hangman</text:p>
      <text:p text:style-name="P8"><text:tab/></text:p>
      <text:p text:style-name="P8"><text:tab/>Declare private Integer userChoiceWord *</text:p>
      <text:p text:style-name="P8"><text:tab/>Declare private String <text:s/>secretWord </text:p>
      <text:p text:style-name="P8"><text:tab/>Declare private Char userGuessContinue *</text:p>
      <text:p text:style-name="P8"><text:tab/>Declare private Char userGuess *</text:p>
      <text:p text:style-name="P8"><text:tab/>Declare private String disguisedWord</text:p>
      <text:p text:style-name="P8"><text:tab/>Declare private Integer numOfGuess = 0</text:p>
      <text:p text:style-name="P8"><text:tab/>Declare private Integer incorrectGuess = 0 </text:p>
      <text:p text:style-name="P8"/>
      <text:p text:style-name="P8"><text:tab/>Declare Public <text:s/>Hangman() *</text:p>
      <text:p text:style-name="P8"><text:tab/><text:tab/> <text:s/>// It works as a constructor. It makes a disguised word automatically</text:p>
      <text:p text:style-name="P8"><text:tab/><text:tab/> <text:s/>Set disguisedWord = “?” * length(secreteWord)</text:p>
      <text:p text:style-name="P8"/>
      <text:p text:style-name="P8"><text:tab/>Declare public selectSecreteWord() *</text:p>
      <text:p text:style-name="P8"><text:tab/><text:tab/>// Let the user choose a secrete word</text:p>
      <text:p text:style-name="P8"><text:tab/><text:tab/>Display “Pick a number to get a secrete word(1 - 4)”</text:p>
      <text:p text:style-name="P8"><text:tab/><text:tab/>Input userChoiceWord</text:p>
      <text:p text:style-name="P8"/>
      <text:p text:style-name="P8"><text:tab/><text:tab/>Select(userChoiceWord)</text:p>
      <text:p text:style-name="P8"><text:tab/><text:tab/></text:p>
      <text:p text:style-name="P8"><text:tab/><text:tab/>Case(1) Then</text:p>
      <text:p text:style-name="P8"><text:tab/><text:tab/><text:tab/>Set secreteWord = “hello”</text:p>
      <text:p text:style-name="P8"><text:tab/><text:tab/><text:tab/>Break</text:p>
      <text:p text:style-name="P8"><text:tab/><text:tab/>Case(2) Then</text:p>
      <text:p text:style-name="P8"><text:tab/><text:tab/><text:tab/>Set secreteWord = “goodbye”</text:p>
      <text:p text:style-name="P8"><text:tab/><text:tab/><text:tab/>Break</text:p>
      <text:p text:style-name="P8"><text:tab/><text:tab/>Case(3) Then</text:p>
      <text:p text:style-name="P8"><text:tab/><text:tab/><text:tab/>Set secreteWord = “water”</text:p>
      <text:p text:style-name="P8"><text:soft-page-break/><text:tab/><text:tab/><text:tab/>Break</text:p>
      <text:p text:style-name="P8"><text:tab/><text:tab/>Case(4) Then</text:p>
      <text:p text:style-name="P8"><text:tab/><text:tab/><text:tab/>Set secreteWord = “bird”</text:p>
      <text:p text:style-name="P8"><text:tab/><text:tab/><text:tab/>Break</text:p>
      <text:p text:style-name="P8"><text:tab/><text:tab/>Default </text:p>
      <text:p text:style-name="P8"><text:tab/><text:tab/><text:tab/>Display “Invalid Input. Good bye!”</text:p>
      <text:p text:style-name="P8"><text:tab/><text:tab/><text:tab/>Break</text:p>
      <text:p text:style-name="P8"><text:tab/>Declare public void makeGuess()</text:p>
      <text:p text:style-name="P8"/>
      <text:p text:style-name="P8"><text:tab/><text:tab/> <text:s text:c="2"/>Display “Enter 'y/Y' to continue” </text:p>
      <text:p text:style-name="P8"><text:tab/><text:tab/> <text:s text:c="2"/>Input userGuessContinue</text:p>
      <text:p text:style-name="P8"><text:tab/><text:tab/> <text:s text:c="2"/></text:p>
      <text:p text:style-name="P8"><text:tab/><text:tab/> <text:s text:c="2"/>While (userGuessContinue.LowerCase == 'y')</text:p>
      <text:p text:style-name="P8"><text:tab/><text:tab/> <text:s text:c="7"/>Display “Guess: “</text:p>
      <text:p text:style-name="P8"><text:tab/><text:tab/> <text:s text:c="7"/>Input userGuess</text:p>
      <text:p text:style-name="P8"><text:tab/><text:tab/> <text:s text:c="2"/></text:p>
      <text:p text:style-name="P8"><text:tab/><text:tab/> <text:s text:c="7"/>For key in secreteWord</text:p>
      <text:p text:style-name="P8"><text:tab/><text:tab/><text:tab/> <text:s text:c="4"/>If (userGuess == key) Then</text:p>
      <text:p text:style-name="P8"><text:tab/><text:tab/><text:tab/> <text:s text:c="11"/>Replace (disguisedWord[index of userGuess], key) </text:p>
      <text:p text:style-name="P8"><text:tab/><text:tab/> <text:s text:c="16"/>Else Then</text:p>
      <text:p text:style-name="P8"><text:tab/><text:tab/><text:tab/> <text:s text:c="12"/>incorrectGuess = incorrectGuess + 1</text:p>
      <text:p text:style-name="P8"><text:tab/><text:tab/> <text:s text:c="2"/><text:tab/> <text:s text:c="3"/></text:p>
      <text:p text:style-name="P8"><text:tab/><text:tab/><text:tab/></text:p>
      <text:p text:style-name="P8"><text:tab/> <text:s/><text:tab/> <text:s text:c="7"/>numOfGuess = numOfGuess + 1 </text:p>
      <text:p text:style-name="P8"/>
      <text:p text:style-name="P8"><text:tab/><text:tab/> <text:s text:c="3"/>Display “Enter 'y/Y' to continue”</text:p>
      <text:p text:style-name="P8"><text:tab/><text:tab/> <text:s text:c="3"/>Input userGuessContinue</text:p>
      <text:p text:style-name="P8"/>
      <text:p text:style-name="P8"><text:tab/>Declare Public String getDisguisedWord()</text:p>
      <text:p text:style-name="P8"><text:tab/><text:tab/>Return disguisedWord</text:p>
      <text:p text:style-name="P8"/>
      <text:p text:style-name="P8"><text:tab/>Declare Public String getSecretWord()</text:p>
      <text:p text:style-name="P8"><text:tab/><text:tab/>Return secreteWord</text:p>
      <text:p text:style-name="P8"/>
      <text:p text:style-name="P8"><text:tab/>Declare Public Integer getGuessCount()<text:tab/><text:tab/></text:p>
      <text:p text:style-name="P8"><text:tab/><text:tab/>Return numOfGuess</text:p>
      <text:p text:style-name="P8"/>
      <text:p text:style-name="P8"><text:tab/>Declare Public Boolean ifFound()</text:p>
      <text:p text:style-name="P8"><text:tab/><text:tab/>if (disguisedWord == secreteWord)</text:p>
      <text:p text:style-name="P8"><text:tab/><text:tab/><text:tab/>Return True</text:p>
      <text:p text:style-name="P8"><text:tab/><text:tab/>Else</text:p>
      <text:p text:style-name="P8"><text:tab/><text:tab/><text:tab/>Return False<text:tab/><text:tab/><text:tab/></text:p>
      <text:p text:style-name="P5"/>
      <text:p text:style-name="P5"/>
      <text:p text:style-name="P7">Declare Public Class HangmanDemo</text:p>
      <text:p text:style-name="P7"/>
      <text:p text:style-name="P7"><text:tab/><text:tab/>Call Hangman</text:p>
      <text:p text:style-name="P7"><text:tab/><text:tab/>Create HangmanDemo of Hangman </text:p>
      <text:p text:style-name="P7"><text:soft-page-break/></text:p>
      <text:p text:style-name="P5"><text:tab/><text:tab/><text:span text:style-name="T6">Call HangmanDemo.Hangman() // Create a disguisedWord</text:span></text:p>
      <text:p text:style-name="P5"><text:span text:style-name="T6"><text:tab/><text:tab/>Call HangmanDemo.selectSecreteWord() // Create a secrete word</text:span></text:p>
      <text:p text:style-name="P5"><text:span text:style-name="T6"/></text:p>
      <text:p text:style-name="P5"><text:span text:style-name="T6"><text:tab/><text:tab/>//Precondition</text:span></text:p>
      <text:p text:style-name="P5"><text:span text:style-name="T6"><text:tab/><text:tab/>Call Display (HangmanDemo.getSecreteWord()) // Display current secrete word</text:span></text:p>
      <text:p text:style-name="P5"><text:span text:style-name="T6"><text:tab/><text:tab/>Call Display (HangmanDemo.getDisguisedWord()) //Display current disguised <text:tab/><text:tab/><text:tab/><text:tab/><text:tab/><text:tab/><text:tab/><text:tab/><text:tab/> <text:s text:c="4"/>word</text:span></text:p>
      <text:p text:style-name="P5"><text:span text:style-name="T6"/></text:p>
      <text:p text:style-name="P5"><text:span text:style-name="T6"><text:tab/><text:tab/>Call Display (HangmanDemo.getGuessCount()) // Display initial number</text:span></text:p>
      <text:p text:style-name="P5"><text:span text:style-name="T6"><text:tab/><text:tab/>Call Display (HangmanDemo.inFound()) // </text:span></text:p>
      <text:p text:style-name="P5"><text:span text:style-name="T6"><text:tab/></text:span></text:p>
      <text:p text:style-name="P5"><text:span text:style-name="T6"><text:tab/><text:tab/>// User makes guesses</text:span></text:p>
      <text:p text:style-name="P5"><text:span text:style-name="T6"><text:tab/><text:tab/>Call HangmanDemo.makeGuess()</text:span></text:p>
      <text:p text:style-name="P5"><text:span text:style-name="T6"><text:tab/><text:tab/></text:span></text:p>
      <text:p text:style-name="P5"><text:span text:style-name="T6"><text:tab/><text:tab/>//PostCondition</text:span></text:p>
      <text:p text:style-name="P5"><text:span text:style-name="T6"><text:tab/><text:tab/>Call Display (HangmanDemo.getDisguisedWord()) </text:span></text:p>
      <text:p text:style-name="P5"><text:span text:style-name="T6"><text:tab/><text:tab/>Call Display (HangmanDemo.getGuessCount())</text:span></text:p>
      <text:p text:style-name="P5"><text:span text:style-name="T6"><text:tab/><text:tab/>Call Display (HangmanDemo.getGuessCount())</text:span></text:p>
      <text:p text:style-name="P5"><text:span text:style-name="T6"><text:tab/><text:tab/>Call Display (HangmanDemo.isFound())</text:span></text:p>
      <text:p text:style-name="P5"><text:span text:style-name="T6"><text:tab/><text:tab/></text:span></text:p>
      <text:p text:style-name="P5"/>
      <text:p text:style-name="P1"><text:span text:style-name="T1">Problem 3:</text:span><text:span text:style-name="T2"> Consider a class Movie that contains information about a movie. The class has the following attributes:</text:span></text:p>
      <text:p text:style-name="P5">The movie name</text:p>
      <text:p text:style-name="P5">The MPAA rating (e.g. G, PG, PG-13, R)</text:p>
      <text:p text:style-name="P5">The number of people that have rated this movie as a 1 (Terrible)</text:p>
      <text:p text:style-name="P5">The number of people that have rated this movie as a 2 (Bad)</text:p>
      <text:p text:style-name="P5">The number of people that have rated this movie as a 3 (OK)</text:p>
      <text:p text:style-name="P5">The number of people that have rated this movie as a 4 (Good)</text:p>
      <text:p text:style-name="P5">The number of people that have rated this movie as a 5 (Great)</text:p>
      <text:p text:style-name="P1"><text:span text:style-name="T2">Implement the class with accessors and mutators for the movie name and MPAA rating. Write a method addRating that takes an integer as an input parameter. The method should verify that the parameter is a number between 1 and 5, and if so, increment by one the number of people rating the movie that matches the input parameter. For example, if 3 is the input parameter, then the number of people that rated the movie as a 3 should be incremented by one. Write another method, getAverage, that returns the average value for all the movie ratings.</text:span></text:p>
      <text:p text:style-name="P1"><text:span text:style-name="T2"/></text:p>
      <text:p text:style-name="P4"><text:span text:style-name="T4">ANS)</text:span></text:p>
      <text:p text:style-name="P4"><text:span text:style-name="T4">Declare Class Movie</text:span></text:p>
      <text:p text:style-name="P4"><text:soft-page-break/><text:span text:style-name="T4"><text:tab/>Declare Private String movieName</text:span></text:p>
      <text:p text:style-name="P4"><text:span text:style-name="T4"><text:tab/>Declare Private String MPAA<text:tab/></text:span></text:p>
      <text:p text:style-name="P4"><text:span text:style-name="T4"><text:tab/>Declare Private Integer rating = 0</text:span></text:p>
      <text:p text:style-name="P4"><text:span text:style-name="T4"><text:tab/>Declare Private Integer numOfPeople_1 = 0</text:span></text:p>
      <text:p text:style-name="P4"><text:span text:style-name="T4"><text:tab/>Declare Private Integer numOfPeople_2 = 0</text:span></text:p>
      <text:p text:style-name="P4"><text:span text:style-name="T4"><text:tab/>Declare Private Integer numOfPeople_3 = 0</text:span></text:p>
      <text:p text:style-name="P4"><text:span text:style-name="T4"><text:tab/>Declare Private Integer numOfPeople_4 = 0</text:span></text:p>
      <text:p text:style-name="P4"><text:span text:style-name="T4"><text:tab/>Declare Private Integer numOfPeople_5 = 0 </text:span></text:p>
      <text:p text:style-name="P4"><text:span text:style-name="T4"><text:tab/>Declare Private Integer totalPeople</text:span></text:p>
      <text:p text:style-name="P4"><text:span text:style-name="T4"><text:tab/></text:span></text:p>
      <text:p text:style-name="P4"><text:span text:style-name="T4"><text:tab/>Declare Private String setMovieName()</text:span></text:p>
      <text:p text:style-name="P4"><text:span text:style-name="T4"><text:tab/><text:tab/>Display “Enter a movie name: “</text:span></text:p>
      <text:p text:style-name="P4"><text:span text:style-name="T4"><text:tab/><text:tab/>Input movieName</text:span></text:p>
      <text:p text:style-name="P4"><text:span text:style-name="T4"><text:tab/>Declare Private String setMPAA()</text:span></text:p>
      <text:p text:style-name="P4"><text:span text:style-name="T4"><text:tab/><text:tab/>Display “Enter MPAA rating: “</text:span></text:p>
      <text:p text:style-name="P4"><text:span text:style-name="T4"><text:tab/><text:tab/>Input MPAA</text:span></text:p>
      <text:p text:style-name="P4"><text:span text:style-name="T4"><text:tab/>Declare Public movieAndMPAA()</text:span></text:p>
      <text:p text:style-name="P4"><text:span text:style-name="T4"><text:tab/><text:tab/>setMovieName()</text:span></text:p>
      <text:p text:style-name="P4"><text:span text:style-name="T4"><text:tab/><text:tab/>setMPAA()</text:span></text:p>
      <text:p text:style-name="P4"><text:span text:style-name="T4"><text:tab/>Declare Public String getMovieName()</text:span></text:p>
      <text:p text:style-name="P4"><text:span text:style-name="T4"><text:tab/><text:tab/>Return movieName</text:span></text:p>
      <text:p text:style-name="P4"><text:span text:style-name="T4"><text:tab/>Declare Public String getMPAA()</text:span></text:p>
      <text:p text:style-name="P4"><text:span text:style-name="T4"><text:tab/><text:tab/>Return MPAA</text:span></text:p>
      <text:p text:style-name="P4"><text:span text:style-name="T4"><text:tab/>Declare Public void addRating(Integer userRating)</text:span></text:p>
      <text:p text:style-name="P4"><text:span text:style-name="T4"><text:tab/><text:tab/>rating = rating + userRating</text:span></text:p>
      <text:p text:style-name="P4"><text:soft-page-break/><text:span text:style-name="T4"><text:tab/><text:tab/>Switch(userRating)</text:span></text:p>
      <text:p text:style-name="P4"><text:span text:style-name="T4"><text:tab/><text:tab/><text:tab/>Case(1):</text:span></text:p>
      <text:p text:style-name="P4"><text:span text:style-name="T4"><text:tab/><text:tab/><text:tab/><text:tab/>Set numOfPeople_1 = numOfPeople_1 + 1</text:span></text:p>
      <text:p text:style-name="P4"><text:span text:style-name="T4"><text:tab/><text:tab/><text:tab/><text:tab/>Break</text:span></text:p>
      <text:p text:style-name="P4"><text:span text:style-name="T4"><text:tab/><text:tab/><text:tab/>Case(2):</text:span></text:p>
      <text:p text:style-name="P4"><text:span text:style-name="T4"><text:tab/><text:tab/><text:tab/><text:tab/>Set numOfPeople_2 = numOfPeople_2 + 1</text:span></text:p>
      <text:p text:style-name="P4"><text:span text:style-name="T4"><text:tab/><text:tab/><text:tab/><text:tab/>Break</text:span></text:p>
      <text:p text:style-name="P4"><text:span text:style-name="T4"><text:tab/><text:tab/><text:tab/>Case(3):</text:span></text:p>
      <text:p text:style-name="P4"><text:span text:style-name="T4"><text:tab/><text:tab/><text:tab/><text:tab/>Set numOfPeople_3 = numOfPeople_3 + 1</text:span></text:p>
      <text:p text:style-name="P4"><text:span text:style-name="T4"><text:tab/><text:tab/><text:tab/><text:tab/>Break</text:span></text:p>
      <text:p text:style-name="P4"><text:span text:style-name="T4"><text:tab/><text:tab/><text:tab/>Case(4):</text:span></text:p>
      <text:p text:style-name="P4"><text:span text:style-name="T4"><text:tab/><text:tab/><text:tab/><text:tab/>Set numOfPeople_4 = numOfPeople_4 + 1</text:span></text:p>
      <text:p text:style-name="P4"><text:span text:style-name="T4"><text:tab/><text:tab/><text:tab/><text:tab/>Break</text:span></text:p>
      <text:p text:style-name="P4"><text:span text:style-name="T4"><text:tab/><text:tab/><text:tab/>Case(5):</text:span></text:p>
      <text:p text:style-name="P4"><text:span text:style-name="T4"><text:tab/><text:tab/><text:tab/><text:tab/>Set numOfPeople_5 = numOfPeople_5 + 1</text:span></text:p>
      <text:p text:style-name="P4"><text:span text:style-name="T4"><text:tab/><text:tab/><text:tab/><text:tab/>Break</text:span></text:p>
      <text:p text:style-name="P4"><text:span text:style-name="T4"><text:tab/><text:tab/><text:tab/>totalPeople = numOfPeople_1 + numOfPeople_2 + numOfPeople_3 + </text:span></text:p>
      <text:p text:style-name="P4"><text:span text:style-name="T4"><text:tab/><text:tab/><text:tab/><text:tab/><text:tab/> <text:s text:c="2"/>numOfPeople_4 + numOfPeople_5</text:span></text:p>
      <text:p text:style-name="P4"><text:span text:style-name="T4"><text:tab/>Declare Public Double getAverage</text:span></text:p>
      <text:p text:style-name="P4"><text:span text:style-name="T4"><text:tab/><text:tab/>Declare Double avg</text:span></text:p>
      <text:p text:style-name="P4"><text:span text:style-name="T4"><text:tab/><text:tab/>avg = rating / totalPeople</text:span></text:p>
      <text:p text:style-name="P4"><text:span text:style-name="T4"><text:tab/><text:tab/>Return av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Grande" svg:font-family="LucidaGrande"/>
    <style:font-face style:name="American Typewriter" svg:font-family="'American Typewrit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0T17:08:57</meta:creation-date>
    <dc:date>2013-04-10T21:41:35</dc:date>
    <meta:editing-duration>PT4H32M38S</meta:editing-duration>
    <meta:editing-cycles>34</meta:editing-cycles>
    <meta:generator>OpenOffice.org/3.4$Unix OpenOffice.org_project/340m1$Build-9590</meta:generator>
    <meta:document-statistic meta:table-count="0" meta:image-count="0" meta:object-count="0" meta:page-count="7" meta:paragraph-count="192" meta:word-count="1077" meta:character-count="7450"/>
  </office:meta>
</office:document-meta>
</file>